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05cm" svg:stroke-color="#e6e6e6" draw:fill="solid" draw:fill-color="#999999" draw:textarea-horizontal-align="justify" draw:textarea-vertical-align="middle" draw:auto-grow-height="false" fo:padding-top="0.277cm" fo:padding-bottom="0.277cm" fo:padding-left="0.402cm" fo:padding-right="0.402cm"/>
    </style:style>
    <style:style style:name="gr2" style:family="graphic" style:parent-style-name="standard">
      <style:graphic-properties draw:stroke="none" svg:stroke-width="0.305cm" svg:stroke-color="#e6e6e6" draw:fill="solid" draw:fill-color="#b3b3b3" draw:textarea-horizontal-align="justify" draw:textarea-vertical-align="middle" draw:auto-grow-height="false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width="0.305cm" svg:stroke-color="#e6e6e6" draw:fill="solid" draw:fill-color="#cccccc" draw:textarea-horizontal-align="justify" draw:textarea-vertical-align="middle" draw:auto-grow-height="false" fo:padding-top="0.277cm" fo:padding-bottom="0.277cm" fo:padding-left="0.402cm" fo:padding-right="0.402cm"/>
    </style:style>
    <style:style style:name="gr4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cm" fo:min-width="0cm" fo:padding-top="0.277cm" fo:padding-bottom="0.277cm" fo:padding-left="0.402cm" fo:padding-right="0.402cm"/>
    </style:style>
    <style:style style:name="gr7" style:family="graphic" style:parent-style-name="objectwithoutfill">
      <style:graphic-properties draw:stroke="dash" draw:stroke-dash="Fine_20_Dashed" svg:stroke-width="0.152cm" svg:stroke-color="#e6e6e6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8" style:family="graphic" style:parent-style-name="standard">
      <style:graphic-properties svg:stroke-color="#666666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66"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svg:stroke-color="#666666" draw:fill="solid" draw:fill-color="#e6e6e6" draw:textarea-horizontal-align="justify" draw:textarea-vertical-align="middle" draw:auto-grow-height="false" fo:min-height="0cm" fo:min-width="0cm" fo:wrap-option="no-wrap"/>
    </style:style>
    <style:style style:name="gr11" style:family="graphic">
      <style:graphic-properties draw:stroke="none" svg:stroke-width="0.305cm" svg:stroke-color="#e6e6e6" draw:fill="solid" draw:fill-color="#999999" draw:textarea-horizontal-align="justify" draw:textarea-vertical-align="middle" draw:auto-grow-height="false" fo:padding-top="0.277cm" fo:padding-bottom="0.277cm" fo:padding-left="0.402cm" fo:padding-right="0.402cm"/>
    </style:style>
    <style:style style:name="gr12" style:family="graphic">
      <style:graphic-properties draw:stroke="none" svg:stroke-width="0.305cm" svg:stroke-color="#e6e6e6" draw:fill="solid" draw:fill-color="#b3b3b3" draw:textarea-horizontal-align="justify" draw:textarea-vertical-align="middle" draw:auto-grow-height="false" fo:padding-top="0.277cm" fo:padding-bottom="0.277cm" fo:padding-left="0.402cm" fo:padding-right="0.402cm"/>
    </style:style>
    <style:style style:name="gr13" style:family="graphic">
      <style:graphic-properties draw:stroke="none" svg:stroke-width="0.305cm" svg:stroke-color="#e6e6e6" draw:fill="solid" draw:fill-color="#cccccc" draw:textarea-horizontal-align="justify" draw:textarea-vertical-align="middle" draw:auto-grow-height="false" fo:padding-top="0.277cm" fo:padding-bottom="0.277cm" fo:padding-left="0.402cm" fo:padding-right="0.402cm"/>
    </style:style>
    <style:style style:name="gr14" style:family="graphic">
      <style:graphic-properties svg:stroke-color="#666666" draw:fill="solid" draw:fill-color="#ffffff" draw:textarea-horizontal-align="justify" draw:textarea-vertical-align="middle" draw:auto-grow-height="false"/>
    </style:style>
    <style:style style:name="gr15" style:family="graphic">
      <style:graphic-properties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>
      <style:graphic-properties svg:stroke-color="#666666" draw:fill="solid" draw:fill-color="#e6e6e6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.818cm" svg:x="3.032cm" svg:y="17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6cm" svg:height="11.695cm" svg:x="3.032cm" svg:y="5.4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96cm" svg:height="4.191cm" svg:x="3.032cm" svg:y="1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55cm" svg:height="1.397cm" svg:x="10.441cm" svg:y="6.449cm">
          <text:p text:style-name="P1">V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4.728cm">
          <text:p text:style-name="P1">System c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3.106cm">
          <text:p text:style-name="P1">Bibliotec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1.485cm">
          <text:p text:style-name="P1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8.331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0.7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4.6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4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2.065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8.5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0.1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3.023cm" svg:height="1.397cm" svg:x="7.121cm" svg:y="15.497cm">
            <text:p text:style-name="P2"><text:span text:style-name="T1">Drivers de</text:span></text:p>
            <text:p text:style-name="P2"><text:span text:style-name="T1">caracter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3cm" svg:height="1.397cm" svg:x="17.764cm" svg:y="15.501cm">
            <text:p text:style-name="P2"><text:span text:style-name="T1">Drivers </text:span></text:p>
            <text:p text:style-name="P2"><text:span text:style-name="T1">de r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397cm" svg:x="10.442cm" svg:y="15.497cm">
            <text:p text:style-name="P2"><text:span text:style-name="T1">Drivers de</text:span></text:p>
            <text:p text:style-name="P2"><text:span text:style-name="T1">bloqu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13.97cm" svg:height="1.37cm" svg:x="7.097cm" svg:y="17.299cm">
          <text:p text:style-name="P1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549cm" svg:height="1.266cm" svg:x="3.293cm" svg:y="17.391cm">
          <draw:text-box>
            <text:p>Hardware</text:p>
          </draw:text-box>
        </draw:frame>
        <draw:frame draw:style-name="gr6" draw:layer="layout" svg:width="2.635cm" svg:height="1.266cm" svg:x="3.294cm" svg:y="9.991cm">
          <draw:text-box>
            <text:p>Kernel</text:p>
          </draw:text-box>
        </draw:frame>
        <draw:frame draw:style-name="gr6" draw:text-style-name="P1" draw:layer="layout" svg:width="3.058cm" svg:height="2.688cm" svg:x="3.294cm" svg:y="2.091cm">
          <draw:text-box>
            <text:p text:style-name="P1">Espacio</text:p>
            <text:p text:style-name="P1">de </text:p>
            <text:p text:style-name="P1">usuario</text:p>
          </draw:text-box>
        </draw:frame>
        <draw:line draw:style-name="gr7" draw:text-style-name="P1" draw:layer="layout" svg:x1="18.855cm" svg:y1="12.684cm" svg:x2="18.855cm" svg:y2="14.716cm">
          <text:p/>
        </draw:line>
        <draw:line draw:style-name="gr7" draw:text-style-name="P1" draw:layer="layout" svg:x1="11.055cm" svg:y1="12.684cm" svg:x2="11.055cm" svg:y2="14.716cm">
          <text:p/>
        </draw:line>
        <draw:line draw:style-name="gr7" draw:text-style-name="P1" draw:layer="layout" svg:x1="12.318cm" svg:y1="12.669cm" svg:x2="12.318cm" svg:y2="14.701cm">
          <text:p/>
        </draw:line>
        <draw:g>
          <draw:g>
            <draw:custom-shape draw:style-name="gr8" draw:text-style-name="P1" draw:layer="layout" svg:width="5.08cm" svg:height="4.512cm" svg:x="10.4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608.154221138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1.33cm" svg:y="7.971cm">
                <text:p text:style-name="P3"><text:span text:style-name="T2">EXT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93cm" svg:y="8.171cm">
                <text:p text:style-name="P3"><text:span text:style-name="T2">EXT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3.489cm" svg:y="10.203cm">
                <text:p text:style-name="P3"><text:span text:style-name="T2">X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281cm" svg:y="10.719cm">
                <text:p text:style-name="P3"><text:span text:style-name="T2">NT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0.73cm" svg:y="9.271cm">
                <text:p text:style-name="P3"><text:span text:style-name="T2">EXT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092cm" svg:y="9.32cm">
                <text:p text:style-name="P3"><text:span text:style-name="T2">VFA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1.049cm" svg:y="11.192cm">
                <text:p text:style-name="P3"><text:span text:style-name="T2">iso96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9" draw:text-style-name="P1" draw:layer="layout" svg:width="2.039cm" svg:height="4.512cm" svg:x="15.622cm" svg:y="8.2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5.81cm" svg:y="8.462cm">
                <text:p text:style-name="P1"><text:span text:style-name="T2">sys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6.081cm" svg:y="9.518cm">
                <text:p text:style-name="P1"><text:span text:style-name="T2">proc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5.546cm" svg:y="10.534cm">
                <text:p text:style-name="P1"><text:span text:style-name="T2">dev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9" draw:text-style-name="P1" draw:layer="layout" svg:width="2.097cm" svg:height="4.512cm" svg:x="17.7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8.061cm" svg:y="8.112cm">
                <text:p text:style-name="P1"><text:span text:style-name="T2">G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8.188cm" svg:y="10.779cm">
                <text:p text:style-name="P1"><text:span text:style-name="T2">CI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7.853cm" svg:y="9.509cm">
                <text:p text:style-name="P1"><text:span text:style-name="T2">N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10" draw:text-style-name="P4" draw:layer="layout" svg:width="4.191cm" svg:height="1.524cm" svg:x="3.921cm" svg:y="12.576cm">
          <text:p text:style-name="P1"><text:span text:style-name="T3">Dispositivos</text:span></text:p>
          <text:p text:style-name="P1"><text:span text:style-name="T3">lógicos</text:span></text:p>
          <draw:enhanced-geometry svg:viewBox="0 0 21600 21600" draw:glue-points="10800 0 0 10800 10800 21600 21600 10800 ?f40 ?f41" draw:text-areas="0 0 21600 21600" draw:type="rectangular-callout" draw:modifiers="22743.893129771 34857.4426229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2.286cm" svg:height="1.397cm" svg:x="13.192cm" svg:y="13.091cm">
          <text:p text:style-name="P1">L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8.655cm" svg:y1="6.207cm" svg:x2="8.655cm" svg:y2="14.716cm">
          <text:p/>
        </draw:line>
        <draw:line draw:style-name="gr7" draw:text-style-name="P1" draw:layer="layout" svg:x1="20.455cm" svg:y1="6.17cm" svg:x2="20.455cm" svg:y2="14.716cm">
          <text:p/>
        </draw:line>
      </draw:page>
      <draw:page draw:name="page2" draw:style-name="dp1" draw:master-page-name="Default">
        <draw:custom-shape draw:style-name="gr11" draw:text-style-name="P1" draw:layer="Layout" svg:width="18.796cm" svg:height="1.818cm" svg:x="3.032cm" svg:y="16.3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8.796cm" svg:height="9.895cm" svg:x="3.032cm" svg:y="6.5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8.796cm" svg:height="4.191cm" svg:x="3.032cm" svg:y="2.3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085cm" svg:height="1.397cm" svg:x="10.441cm" svg:y="7.51cm">
          <text:p text:style-name="P5">V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3.97cm" svg:height="1.397cm" svg:x="7.096cm" svg:y="5.869cm">
          <text:p text:style-name="P5">System c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3.97cm" svg:height="1.397cm" svg:x="7.096cm" svg:y="4.227cm">
          <text:p text:style-name="P5">Bibliotec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3.97cm" svg:height="1.397cm" svg:x="7.096cm" svg:y="2.585cm">
          <text:p text:style-name="P5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2" draw:layer="layout" svg:width="3.023cm" svg:height="1.397cm" svg:x="7.121cm" svg:y="14.797cm">
            <text:p text:style-name="P2"><text:span text:style-name="T1">Drivers de</text:span></text:p>
            <text:p text:style-name="P2"><text:span text:style-name="T1">caracter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8cm" svg:height="1.397cm" svg:x="18.907cm" svg:y="14.801cm">
            <text:p text:style-name="P2"><text:span text:style-name="T1">Drivers </text:span></text:p>
            <text:p text:style-name="P2"><text:span text:style-name="T1">de r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397cm" svg:x="10.442cm" svg:y="14.797cm">
            <text:p text:style-name="P2"><text:span text:style-name="T1">Drivers de</text:span></text:p>
            <text:p text:style-name="P2"><text:span text:style-name="T1">bloqu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" draw:text-style-name="P5" draw:layer="Layout" svg:width="13.97cm" svg:height="1.37cm" svg:x="7.097cm" svg:y="16.599cm">
          <text:p text:style-name="P5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549cm" svg:height="1.266cm" svg:x="3.293cm" svg:y="16.691cm">
          <draw:text-box>
            <text:p text:style-name="P6">Hardware</text:p>
          </draw:text-box>
        </draw:frame>
        <draw:frame draw:style-name="gr6" draw:text-style-name="P6" draw:layer="layout" svg:width="2.635cm" svg:height="1.266cm" svg:x="3.294cm" svg:y="10.591cm">
          <draw:text-box>
            <text:p text:style-name="P6">Kernel</text:p>
          </draw:text-box>
        </draw:frame>
        <draw:frame draw:style-name="gr6" draw:text-style-name="P5" draw:layer="layout" svg:width="3.058cm" svg:height="2.688cm" svg:x="3.294cm" svg:y="3.191cm">
          <draw:text-box>
            <text:p text:style-name="P5">Espacio</text:p>
            <text:p text:style-name="P5">de </text:p>
            <text:p text:style-name="P5">usuario</text:p>
          </draw:text-box>
        </draw:frame>
        <draw:custom-shape draw:style-name="gr15" draw:text-style-name="P1" draw:layer="Layout" svg:width="0.635cm" svg:height="0.635cm" svg:x="8.331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10.7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14.6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13.4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12.065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19.1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635cm" svg:height="0.635cm" svg:x="20.1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191cm" svg:height="1.524cm" svg:x="3.921cm" svg:y="12.176cm">
          <text:p text:style-name="P7"><text:span text:style-name="T3">Dispositivos</text:span></text:p>
          <text:p text:style-name="P7"><text:span text:style-name="T3">lógicos</text:span></text:p>
          <draw:enhanced-geometry svg:viewBox="0 0 21600 21600" draw:glue-points="10800 0 0 10800 10800 21600 21600 10800 ?f40 ?f41" draw:text-areas="0 0 21600 21600" draw:type="rectangular-callout" draw:modifiers="22517.1755725191 29276.85245901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085cm" svg:height="1.397cm" svg:x="10.441cm" svg:y="9.152cm">
          <text:p text:style-name="P5">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8.085cm" svg:height="2.909cm" svg:x="10.441cm" svg:y="10.791cm">
          <text:p text:style-name="P5">L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19T16:07:18.611560889</meta:creation-date>
    <dc:date>2014-08-27T19:55:30.127246338</dc:date>
    <dc:creator>Eduardo Grosclaude</dc:creator>
    <meta:editing-duration>PT13H25M2S</meta:editing-duration>
    <meta:editing-cycles>13</meta:editing-cycles>
    <meta:generator>LibreOffice/4.2.5.2$Linux_x86 LibreOffice_project/61cb170a04bb1f12e77c884eab9192be736ec5f5</meta:generator>
    <meta:document-statistic meta:object-count="77"/>
  </office:meta>
</office:document-meta>
</file>